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text-properties fo:font-weight="normal" style:font-weight-asian="normal" style:font-weight-complex="normal"/>
    </style:style>
    <style:style style:name="P2" style:family="paragraph" style:parent-style-name="Text_20_body" style:list-style-name="L2"/>
    <style:style style:name="P3" style:family="paragraph" style:parent-style-name="Text_20_body" style:list-style-name="L2">
      <style:text-properties fo:font-weight="normal" style:font-weight-asian="normal" style:font-weight-complex="normal"/>
    </style:style>
    <style:style style:name="P4" style:family="paragraph" style:parent-style-name="Text_20_body" style:list-style-name="L2">
      <style:text-properties fo:font-weight="bold" style:font-weight-asian="bold" style:font-weight-complex="bold"/>
    </style:style>
    <style:style style:name="P5" style:family="paragraph" style:parent-style-name="Text_20_body" style:list-style-name="L1">
      <style:paragraph-properties fo:margin-left="0cm" fo:margin-right="0cm" fo:text-indent="0cm" style:auto-text-indent="false"/>
    </style:style>
    <style:style style:name="P6" style:family="paragraph" style:parent-style-name="Text_20_body" style:list-style-name="L1">
      <style:paragraph-properties fo:margin-left="1.251cm" fo:margin-right="0cm" fo:text-indent="0cm" style:auto-text-indent="false"/>
      <style:text-properties fo:font-weight="bold" style:font-weight-asian="bold" style:font-weight-complex="bold"/>
    </style:style>
    <style:style style:name="P7" style:family="paragraph" style:parent-style-name="Text_20_body" style:list-style-name="L1">
      <style:paragraph-properties fo:margin-left="2.501cm" fo:margin-right="0cm" fo:text-indent="0cm" style:auto-text-indent="false"/>
      <style:text-properties fo:font-weight="bold" style:font-weight-asian="bold" style:font-weight-complex="bold"/>
    </style:style>
    <style:style style:name="P8" style:family="paragraph" style:parent-style-name="Text_20_body" style:list-style-name="L1">
      <style:paragraph-properties fo:margin-left="2.501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tKeyring</text:h>
      <text:p text:style-name="Text_20_body">L'idea alla base del modulo QtKeyring è quella di creare una interfaccia astratta e multipiattaforma per interagire con il keyring di sistema all'interno di applicazioni Qt, indipendentemente da come tale keyring è stato implementato su una specifica piattaforma. Quante volte un programmatore si è trovato nella necessità di richiedere una password al keyring di sistema e è stato costretto a includere migliaia di librerie per interfacciarsi con tale? Il modulo QtKeyring potrebbe permettere di scrivere il programma indipendentemente dal sistema per cui poi verrà compilato, astraendosi dalle caratteristiche specifiche dei vari sistemi e rendendo ancora più semplice ed efficace scrivere applicazioni con Qt.</text:p>
      <text:p text:style-name="Heading">Struttura dell'API di QtKeyring.</text:p>
      <text:list text:style-name="L1">
        <text:list-item>
          <text:p text:style-name="P5"><text:span text:style-name="T1">QtKeyring</text:span>: modulo contenente tutte le funzioni necessarie per l'utilizzo del keyring.</text:p>
        </text:list-item>
        <text:list-item>
          <text:p text:style-name="P6">QKeyring<text:span text:style-name="T2">: classe che rappresenta il keyring al momento in uso dal programma.</text:span></text:p>
        </text:list-item>
        <text:list-item>
          <text:p text:style-name="P7">QKeyring *QKeyring::openKeyring() (static)</text:p>
          <text:p text:style-name="P7">QKeyring *QKeyring::openKeyring(QString keyringName) (static)<text:span text:style-name="T2">: metodo factory che apre, se non è già aperto, il keyring del sistema operativo e restituisce il puntatore ad un oggetto di tipo QKeyring. A seconda delle impostazioni l'apertura del keyring può richiedere una password, in quel caso ci penserà direttamente il sistema operativo a mostrare la maschera per l'inserimento. La versione sovraccaricata permette di aprire, nel caso siano presenti più di un keyring, il keyring identificato dal nome passato come argomento.</text:span></text:p>
        </text:list-item>
        <text:list-item>
          <text:p text:style-name="P7">void QKeyring::addPassword(QString appName, QString password)</text:p>
          <text:p text:style-name="P7">void QKeyring::addPassword(QString appName, QString user, QString password)<text:span text:style-name="T2">: metodo sovraccaricato per l'inserimento di una password nel keyring. La prima versione viene utilizzata nel caso il programma abbia la necessità di memorizzare solo la password di accesso. Il secondo viene invece utilizzato nel caso si abbia la necessità di salvare sia l'username che la password, per esempio nel caso sia necessario salvare le credenziali di più utenti nello stesso programma, per esempio su un client di posta potrebbe essere necessario salvare nome utente e password di diversi account. Nel caso sia già presente una password per quella applicazione: se l'elemento è del tipo user/password, semplicemente aggiunge un altro elemento user/passwor (se l'user è diverso, ovviamente), altrimenti sostituisce l'elemento esistente con un nuovo elemento.</text:span></text:p>
        </text:list-item>
        <text:list-item>
          <text:p text:style-name="P7">QString QKeyring::getPassword(QString appName)</text:p>
          <text:p text:style-name="P7">QString QKeyring::getPassword(QString appName, QString user)<text:span text:style-name="T2">: metodo sovraccaricato per l'acquisizione di una password memorizzata nel keyring. Nel caso l'applicazione abbia bisogno della coppia username/password, l'username va passato al metodo affiché restituisca la password, utilizzando l'apposita versione sovraccaricata.</text:span></text:p>
        </text:list-item>
        <text:list-item>
          <text:p text:style-name="P7">bool QKeyring::modifyPassword(QString appName, QString password)</text:p>
          <text:p text:style-name="P8"><text:span text:style-name="T1">bool QKeyring::modifyPassword(QString appName, QString user, </text:span><text:soft-page-break/><text:span text:style-name="T1">QString password)</text:span><text:span text:style-name="T2">: metodo per la modifica della password. Viene utilizzato da addPassword nel caso l'applicazione <text:s/>che va a memorizzare la password abbia già una entry nel keyring con una password differente. Può essere anche usato dal programmatore per aggiungere funzionalità aggiuntive di gestione delle password dell'applicazione direttamente nell'applicazione (per esempio le varie credenziali di accesso ai vari account sul web, per un web browser).</text:span></text:p>
        </text:list-item>
        <text:list-item>
          <text:p text:style-name="P6">QKeyringUnlockFailedException<text:span text:style-name="T2">: eccezione lanciata al momento della chiamata della QKeyring::openKeyring() nel caso in cui non si riesca a aprire il keyring.</text:span></text:p>
        </text:list-item>
        <text:list-item>
          <text:p text:style-name="P7">QKeyringWrongPasswordException<text:span text:style-name="T2">: classe derivata da QKeyringUnlockFailedException, che indica che il fallimento nell'apertura del keyring è dovuto all'inserimento della password sbagliata.</text:span></text:p>
        </text:list-item>
        <text:list-item>
          <text:p text:style-name="P7">QKeyringKeyringNotFoundException<text:span text:style-name="T2">: classe derivata da QKeyringUnlockFailedException, che indica il fallimento è dovuto al fatto che il keyring cercato non è presente.</text:span></text:p>
        </text:list-item>
        <text:list-item>
          <text:p text:style-name="P6">QKeyringOperationFailedException<text:span text:style-name="T2">: eccezione lanciata in caso di fallimento nelle operazioni di aggiunta, ricerca e modifica di password o credenziali memorizzate nel keyring. Tipicamente questa eccezione generica viene lanciata nel caso il keyring sia chiuso, non disponibile o in qualche modo sia corrotto il canale di comunicazione con il keyring.</text:span></text:p>
        </text:list-item>
        <text:list-item>
          <text:p text:style-name="P7">QKeyringPasswordNotFoundException<text:span text:style-name="T2">: classe derivata da QKeyringOperationFailedExeption, indica che la password richiesta non è presente nel keyring, sia nel caso di QKeyring::getPassword() che di QKeyring::modifyPassword().</text:span></text:p>
        </text:list-item>
      </text:list>
      <text:p text:style-name="P1">Proposte di implementazione sulle varie piattaforme.</text:p>
      <text:list text:style-name="L2">
        <text:list-item>
          <text:p text:style-name="P2"><text:span text:style-name="T1">Microsoft Windows</text:span><text:span text:style-name="T2">:</text:span></text:p>
          <text:p text:style-name="P3">Il sistema operativo Microsoft non offre un serivizio di keyring. Quindi per utilizzare QtKeyring su tale sistema è necessario creare un servizio dal nulla, anche molto scarno, ma che permetta di salvare le password in maniera sicura e facilmente accessibile. Per raggiungere tale obiettivo la soluzione migliore sembrerebbe essere l'utilizzo della api messa a disposizione proprio dal sisitema operativo per la crittografia, la <text:a xlink:type="simple" xlink:href="http://msdn.microsoft.com/en-us/library/aa380255(VS.85).aspx">CryptoAPI</text:a>. Si potrebbero successivamente registrare i dati crittati nel registro o in un file di configurazione (un “.ini”) offrendo le funzionalità di un keyring molto semplice. È possibile, per offrire funzionaltà aggiuntive, dare la possibilità di utilizzare keyring multipli, ma non credo che tale utilizzo sarebbe ricorrente, e comunque dare la possibilità di utilizzare un keyring unico sicuramente è già un bel passo avanti. Se si associa una password al keyring diversa da quella dell'utente è necessario costruire una finestra di dialogo per permettere l'unlock. È inoltre possibile che l'utente abbia bisogno di una finestra per amministrare il keyring, altrimenti le password memorizzate non possono in nessun modo essere cancellate, senza andare a mettere le mano direttamente sul registro di sistema o sui file di configurazione.</text:p>
        </text:list-item>
        <text:list-item>
          <text:p text:style-name="P4">Apple MacOsX<text:span text:style-name="T2">:</text:span></text:p>
          <text:p text:style-name="P2"><text:span text:style-name="T2">Apple MacOsX offre Keychain, un ottimo servizio di keyring utilizzabile tramite una api Objective-C. Al nostro QtKeyring interessa solamente un piccolo subset delle funzionalità offerte da Keychain. L'estensione andrebbe scritta in Objective-C, e poi andrebbe wrappata in C++ per poterla integrare in Qt. Keychain permette di suo l'utilizzo di keyring multipli. </text:span><text:soft-page-break/><text:span text:style-name="T2">Maggiori informazioni sulla api offerta da Keychain si possono trovare </text:span><text:a xlink:type="simple" xlink:href="http://developer.apple.com/documentation/Security/Reference/keychainservices/Reference/reference.html"><text:span text:style-name="T2">qui</text:span></text:a><text:span text:style-name="T2">. In questo modo tutte le applicazioni Qt possono sfruttare il potente keyring di sistema di MacOsX, e gli utenti possono organizzare le proprie password delle applicazioni Qt utilizzando i tool messi a disposizione dal sistema operativo. Questo è indispensabile perché un programma che richiede l'uso dei keyring si integri perfettamente conil sistema operativo. La API di Keychain permette di richiamare la finestra di unlock del Keychain di sistema.</text:span></text:p>
        </text:list-item>
        <text:list-item>
          <text:p text:style-name="P4">GNU/Linux, *BSD, Solaris ecc<text:span text:style-name="T2">:</text:span></text:p>
          <text:p text:style-name="P4"><text:span text:style-name="T2">La stragrande maggioranza dei sistemi unix-like non possiede un keyring di sistema, ogni sistema si appoggia al keyring del proprio desktop-environment, o peggio ancora, non si appoggia ad alcun keyring e le password sono salvate in chiaro. I due principali desktop-environment sono Gnome e KDE e entrambi hanno un loro keyring (rispettivamente gnome-</text:span><text:span text:style-name="T2">keyring e kwallet). XFCE, desktop-environment che sta riscuotendo sempre più successo, si appoggia a gnome-keyring. Nelle nostre intenzioni è di creare una interfaccia astratta univoca multipiattaforma per il keyring di sistema. Su questi sistemi ci troviamo di fronte a tre possibilità: doversi interfacciare con gnome-keyring, con kwallet o dover creare qualcosa di totalmente nuovo, nel caso non ci sia niente di disponibile. Considerando che la stragrande maggioranza degli utenti che possono avere la necessità di utilizzare un keyring usano gnome (o XFCE) o KDE, si potrebbe escludere l'idea di creare un servizio di keyring da zero, come fatto per Windows. Un servizio di keyring scritto da zero infatti non sarebbe integrato con il sistema per quegli utenti che utilizzano Gnome o KDE e che normalmente fanno uso del keyring. È quindi necessario fare in modo che, in un certo qual modo Qt possa capire quale sistema di keyring stiamo usando, e possa appoggiarsi a tale. L'idea che si è fatta più strada è quella di utilizzare dbus per comunicare con i processi dei keyring, in modo da non dover decidere a compile time quale keyring utilizzare, resta il problema che entrambio i keyring non sono stati scritti con una API dbus. La soluzione che ritengo più opportuna è quella di scrivere un piccolo helper, esterno all'estensione QtKeyring, che stia in ascolto su dbus con una API progettata a modo, e che esegua codice a seconda del keyring usato al momento (il keyring attivo al momento si dovrebbe poter trovare facendo una richiesta a dbus). In questo modo, quale che sia il keyring in funzione, l'applicazione Qt esegue le sue richieste all'helper tramite dbus e l'helper provvede a eseguire il codice giusto a seconda del keyring utilizzato. In pratica si aggiunge un ulteriore strato di astrazione, che si occupa a livello più basso della comunicazione con l'appropriato servizio di keyring. Entrambi i keyring hanno una propria finestra di dialogo per permettere di sbloccarli, e hanno un proprio keyring-manager per la gestione delle password memorizz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7pt" fo:font-weight="normal" style:font-name-asian="StarSymbol" style:font-size-asian="6.09999990463257pt" style:font-weight-asian="normal" style:font-name-complex="StarSymbol" style:font-size-complex="7pt" style:font-weight-complex="normal"/>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8-25T11:43:08</meta:creation-date>
    <dc:date>2008-08-29T14:59:06</dc:date>
    <meta:editing-cycles>5</meta:editing-cycles>
    <meta:editing-duration>PT3H19M56S</meta:editing-duration>
    <meta:user-defined meta:name="Info 1"/>
    <meta:user-defined meta:name="Info 2"/>
    <meta:user-defined meta:name="Info 3"/>
    <meta:user-defined meta:name="Info 4"/>
    <meta:document-statistic meta:table-count="0" meta:image-count="0" meta:object-count="0" meta:page-count="3" meta:paragraph-count="25" meta:word-count="1329" meta:character-count="9113"/>
  </office:meta>
</office:document-meta>
</file>